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text-properties style:font-name="Lubalin Graph" fo:font-style="normal" fo:font-weight="bold" style:font-weight-asian="bold" style:font-weight-complex="bold"/>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fo:font-weight="normal"/>
    </style:style>
    <style:style style:name="T7" style:family="text">
      <style:text-properties fo:font-style="normal" fo:font-weight="normal" style:font-weight-asian="normal" style:font-weight-complex="normal"/>
    </style:style>
    <style:style style:name="T8" style:family="text">
      <style:text-properties fo:font-style="normal" fo:font-weight="normal" style:font-weight-asian="bold"/>
    </style:style>
    <style:style style:name="T9" style:family="text">
      <style:text-properties fo:font-style="normal" fo:font-weight="normal" style:font-size-asian="12pt" style:font-weight-asian="bold"/>
    </style:style>
    <style:style style:name="T10" style:family="text">
      <style:text-properties fo:font-style="normal" fo:font-weight="bold" style:font-weight-asian="bold" style:font-weight-complex="bold"/>
    </style:style>
    <style:style style:name="T11" style:family="text">
      <style:text-properties fo:font-style="normal" fo:font-weight="bold" style:font-size-asian="12pt" style:font-weight-asian="bold" style:font-weight-complex="bold"/>
    </style:style>
    <style:style style:name="T12" style:family="text">
      <style:text-properties fo:font-style="normal" style:font-size-asian="12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3">719 State Street, 1st ﬂoor<text:line-break/>Albany,</text:span><text:span text:style-name="T3"> NY 1</text:span><text:span text:style-name="T3">2203-1318<text:line-break/>(845) 625-7801 • marnen@marnen.org<text:line-break/>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10">March 2012–present</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6">Creator and primary developer of Quorum Calendar System (</text:span><text:span text:style-name="T10">http://quorum2.sf.net</text:span><text:span text:style-name="T7">); other open-source contributions available at </text:span><text:span text:style-name="T10">http://github.com/marnen</text:span><text:span text:style-name="T7">.</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8"><text:tab/></text:span><text:span text:style-name="T10">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8"><text:tab/></text:span><text:span text:style-name="T10">New York, New York</text:span><text:span text:style-name="T8"><text:line-break/></text:span>(consulting for Manpower Professional)</text:p>
            <text:p text:style-name="P10"><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8"><text:tab/></text:span><text:span text:style-name="T10">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8"><text:tab/></text:span><text:span text:style-name="T10">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2092331684"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1">Purchase College<text:tab/>Purchase, New York</text:p>
            <text:p text:style-name="P14">TCP/IP network technician, Macintosh specialist. Duties and achievements included:</text:p>
            <text:list xml:id="list178674475" text:continue-list="list609870089372569650"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9"><text:tab/></text:span><text:span text:style-name="T11">Burlington, Vermont</text:span></text:p>
            <text:p text:style-name="P19"><text:span text:style-name="T12">Student at </text:span><text:span text:style-name="T11">New Kind of Science Summer School</text:span><text:span text:style-name="T12">, a course in cellular automata and similar complex systems; ﬁnal research project modeled musical form with string substitution systems (see </text:span><text:span text:style-name="T11">http://bit.ly/nks2010mlk)</text:span><text:span text:style-name="T12">. Faculty included Stephen Wolfram and Todd Rowland.</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9"><text:tab/>Santa Cruz, California</text:span></text:p>
            <text:p text:style-name="P16">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17:23</dc:date>
    <meta:print-date>2011-06-06T22:58:20</meta:print-date>
    <dc:language>en-US</dc:language>
    <meta:editing-cycles>152</meta:editing-cycles>
    <meta:editing-duration>P16DT23H23M38S</meta:editing-duration>
    <meta:printed-by>Marnen Laibow-Koser</meta:printed-by>
    <meta:document-statistic meta:table-count="3" meta:image-count="0" meta:object-count="0" meta:page-count="3" meta:paragraph-count="90" meta:word-count="942" meta:character-count="7092" meta:non-whitespace-character-count="6274"/>
    <meta:user-defined meta:name="Info 1"/>
    <meta:user-defined meta:name="Info 2"/>
    <meta:user-defined meta:name="Info 3"/>
    <meta:user-defined meta:name="Info 4"/>
  </office:meta>
</office:document-meta>
</file>